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45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Normal_5f_T4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l/100km</text:p>
          </table:table-cell>
          <table:table-cell office:value-type="string">
            <text:p>gco2/km</text:p>
          </table:table-cell>
          <table:table-cell office:value-type="string">
            <text:p>mj/km</text:p>
          </table:table-cell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17.9199720731">
            <text:p>17.9199720731</text:p>
          </table:table-cell>
          <table:table-cell/>
          <table:table-cell table:formula="of:=[.B2]*0.35" office:value-type="float" office:value="6.271990225585">
            <text:p>6.2719902256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2]/[.C3]-1" office:value-type="percentage" office:value="0">
            <text:p>#DIV/0!</text:p>
          </table:table-cell>
          <table:table-cell table:style-name="ce8" table:formula="of:=[.D2]/[.D3]-1" office:value-type="percentage" office:value="0.0577187569201114">
            <text:p>5.77%</text:p>
          </table:table-cell>
          <table:table-cell table:formula="of:=[.B10]/[.B2]" office:value-type="float" office:value="0.531674913313735">
            <text:p>0.5316749133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16.9420953877">
            <text:p>16.9420953877</text:p>
          </table:table-cell>
          <table:table-cell/>
          <table:table-cell table:formula="of:=[.B3]*0.35" office:value-type="float" office:value="5.929733385695">
            <text:p>5.9297333857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3]/[.C4]-1" office:value-type="percentage" office:value="0">
            <text:p>#DIV/0!</text:p>
          </table:table-cell>
          <table:table-cell table:style-name="ce8" table:formula="of:=[.D3]/[.D4]-1" office:value-type="percentage" office:value="0.111855029467552">
            <text:p>11.19%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15.2376838155">
            <text:p>15.2376838155</text:p>
          </table:table-cell>
          <table:table-cell/>
          <table:table-cell table:formula="of:=[.B4]*0.35" office:value-type="float" office:value="5.333189335425">
            <text:p>5.3331893354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4]/[.C5]-1" office:value-type="percentage" office:value="0">
            <text:p>#DIV/0!</text:p>
          </table:table-cell>
          <table:table-cell table:style-name="ce8" table:formula="of:=[.D4]/[.D5]-1" office:value-type="percentage" office:value="0.0902001186362371">
            <text:p>9.02%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13.9769603351">
            <text:p>13.9769603351</text:p>
          </table:table-cell>
          <table:table-cell/>
          <table:table-cell table:formula="of:=[.B5]*0.35" office:value-type="float" office:value="4.891936117285">
            <text:p>4.8919361173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5]/[.C6]-1" office:value-type="percentage" office:value="0">
            <text:p>#DIV/0!</text:p>
          </table:table-cell>
          <table:table-cell table:style-name="ce8" table:formula="of:=[.D5]/[.D6]-1" office:value-type="percentage" office:value="0.110298450552459">
            <text:p>11.03%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12.5884714404">
            <text:p>12.5884714404</text:p>
          </table:table-cell>
          <table:table-cell/>
          <table:table-cell table:formula="of:=[.B6]*0.35" office:value-type="float" office:value="4.40596500414">
            <text:p>4.4059650041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6]/[.C7]-1" office:value-type="percentage" office:value="0">
            <text:p>#DIV/0!</text:p>
          </table:table-cell>
          <table:table-cell table:style-name="ce8" table:formula="of:=[.D6]/[.D7]-1" office:value-type="percentage" office:value="0.00705134917752459">
            <text:p>0.71%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12.500327268">
            <text:p>12.500327268</text:p>
          </table:table-cell>
          <table:table-cell/>
          <table:table-cell table:formula="of:=[.B7]*0.35" office:value-type="float" office:value="4.3751145438">
            <text:p>4.3751145438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7]/[.C8]-1" office:value-type="percentage" office:value="0">
            <text:p>#DIV/0!</text:p>
          </table:table-cell>
          <table:table-cell table:style-name="ce8" table:formula="of:=[.D7]/[.D8]-1" office:value-type="percentage" office:value="0.184504316768113">
            <text:p>18.45%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10.5532137714">
            <text:p>10.5532137714</text:p>
          </table:table-cell>
          <table:table-cell/>
          <table:table-cell table:formula="of:=[.B8]*0.35" office:value-type="float" office:value="3.69362481999">
            <text:p>3.69362482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8]/[.C9]-1" office:value-type="percentage" office:value="0">
            <text:p>#DIV/0!</text:p>
          </table:table-cell>
          <table:table-cell table:style-name="ce8" table:formula="of:=[.D8]/[.D9]-1" office:value-type="percentage" office:value="0.0838008855077399">
            <text:p>8.38%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9.73722564035">
            <text:p>9.7372256404</text:p>
          </table:table-cell>
          <table:table-cell/>
          <table:table-cell table:formula="of:=[.B9]*0.35" office:value-type="float" office:value="3.4080289741225">
            <text:p>3.4080289741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9]/[.C10]-1" office:value-type="percentage" office:value="0">
            <text:p>#DIV/0!</text:p>
          </table:table-cell>
          <table:table-cell table:style-name="ce8" table:formula="of:=[.D9]/[.D10]-1" office:value-type="percentage" office:value="0.0220019785289784">
            <text:p>2.20%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9.52759959855">
            <text:p>9.5275995986</text:p>
          </table:table-cell>
          <table:table-cell/>
          <table:table-cell table:formula="of:=[.B10]*0.35" office:value-type="float" office:value="3.3346598594925">
            <text:p>3.3346598595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10]/[.C11]-1" office:value-type="percentage" office:value="0">
            <text:p>#DIV/0!</text:p>
          </table:table-cell>
          <table:table-cell table:style-name="ce8" table:formula="of:=[.D10]/[.D11]-1" office:value-type="percentage" office:value="0.00928185785062552">
            <text:p>0.93%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9.43997905485">
            <text:p>9.4399790549</text:p>
          </table:table-cell>
          <table:table-cell/>
          <table:table-cell table:formula="of:=[.B11]*0.35" office:value-type="float" office:value="3.3039926691975">
            <text:p>3.3039926692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11]/[.C12]-1" office:value-type="percentage" office:value="0">
            <text:p>#DIV/0!</text:p>
          </table:table-cell>
          <table:table-cell table:style-name="ce8" table:formula="of:=[.D11]/[.D12]-1" office:value-type="percentage" office:value="-0.0034364894376554">
            <text:p>-0.34%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9.47253130864">
            <text:p>9.4725313086</text:p>
          </table:table-cell>
          <table:table-cell/>
          <table:table-cell table:formula="of:=[.B12]*0.35" office:value-type="float" office:value="3.315385958024">
            <text:p>3.315385958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12]/[.C13]-1" office:value-type="percentage" office:value="0">
            <text:p>#DIV/0!</text:p>
          </table:table-cell>
          <table:table-cell table:style-name="ce8" table:formula="of:=[.D12]/[.D13]-1" office:value-type="percentage" office:value="0.0182751212555883">
            <text:p>1.83%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9.30252650871">
            <text:p>9.3025265087</text:p>
          </table:table-cell>
          <table:table-cell/>
          <table:table-cell table:formula="of:=[.B13]*0.35" office:value-type="float" office:value="3.2558842780485">
            <text:p>3.255884278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13]/[.C14]-1" office:value-type="percentage" office:value="0">
            <text:p>#DIV/0!</text:p>
          </table:table-cell>
          <table:table-cell table:style-name="ce8" table:formula="of:=[.D13]/[.D14]-1" office:value-type="percentage" office:value="0.0321977766591448">
            <text:p>3.22%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9.01234891129">
            <text:p>9.0123489113</text:p>
          </table:table-cell>
          <table:table-cell/>
          <table:table-cell table:formula="of:=[.B14]*0.35" office:value-type="float" office:value="3.1543221189515">
            <text:p>3.154322119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14]/[.C15]-1" office:value-type="percentage" office:value="0">
            <text:p>#DIV/0!</text:p>
          </table:table-cell>
          <table:table-cell table:style-name="ce8" table:formula="of:=[.D14]/[.D15]-1" office:value-type="percentage" office:value="-0.00362780286375741">
            <text:p>-0.36%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9.04516297945">
            <text:p>9.0451629795</text:p>
          </table:table-cell>
          <table:table-cell/>
          <table:table-cell table:formula="of:=[.B15]*0.35" office:value-type="float" office:value="3.1658070428075">
            <text:p>3.1658070428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15]/[.C16]-1" office:value-type="percentage" office:value="0">
            <text:p>#DIV/0!</text:p>
          </table:table-cell>
          <table:table-cell table:style-name="ce8" table:formula="of:=[.D15]/[.D16]-1" office:value-type="percentage" office:value="0.000840117037584909">
            <text:p>0.08%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9.03757036261">
            <text:p>9.0375703626</text:p>
          </table:table-cell>
          <table:table-cell/>
          <table:table-cell table:formula="of:=[.B16]*0.35" office:value-type="float" office:value="3.1631496269135">
            <text:p>3.1631496269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16]/[.C17]-1" office:value-type="percentage" office:value="0">
            <text:p>#DIV/0!</text:p>
          </table:table-cell>
          <table:table-cell table:style-name="ce8" table:formula="of:=[.D16]/[.D17]-1" office:value-type="percentage" office:value="-0.00723790167940153">
            <text:p>-0.72%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9.1034603133">
            <text:p>9.1034603133</text:p>
          </table:table-cell>
          <table:table-cell/>
          <table:table-cell table:formula="of:=[.B17]*0.35" office:value-type="float" office:value="3.186211109655">
            <text:p>3.1862111097</text:p>
          </table:table-cell>
          <table:table-cell office:value-type="string">
            <text:p>USA (Schipper)</text:p>
          </table:table-cell>
          <table:table-cell table:number-columns-repeated="5"/>
          <table:table-cell table:style-name="ce8" table:formula="of:=[.C17]/[.C18]-1" office:value-type="percentage" office:value="0">
            <text:p>#DIV/0!</text:p>
          </table:table-cell>
          <table:table-cell table:style-name="ce8" table:formula="of:=[.D17]/[.D18]-1" office:value-type="percentage" office:value="0.22657949507888">
            <text:p>22.66%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7.42182659161">
            <text:p>7.4218265916</text:p>
          </table:table-cell>
          <table:table-cell/>
          <table:table-cell table:formula="of:=[.B18]*0.35" office:value-type="float" office:value="2.5976393070635">
            <text:p>2.5976393071</text:p>
          </table:table-cell>
          <table:table-cell office:value-type="string">
            <text:p>UK (Schipper)</text:p>
          </table:table-cell>
          <table:table-cell table:number-columns-repeated="5"/>
          <table:table-cell table:style-name="ce8" table:formula="of:=[.C18]/[.C19]-1" office:value-type="percentage" office:value="0">
            <text:p>#DIV/0!</text:p>
          </table:table-cell>
          <table:table-cell table:style-name="ce8" table:formula="of:=[.D18]/[.D19]-1" office:value-type="percentage" office:value="0.0211940728643878">
            <text:p>2.12%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7.26779246847">
            <text:p>7.2677924685</text:p>
          </table:table-cell>
          <table:table-cell/>
          <table:table-cell table:formula="of:=[.B19]*0.35" office:value-type="float" office:value="2.5437273639645">
            <text:p>2.543727364</text:p>
          </table:table-cell>
          <table:table-cell office:value-type="string">
            <text:p>UK (Schipper)</text:p>
          </table:table-cell>
          <table:table-cell table:number-columns-repeated="5"/>
          <table:table-cell table:style-name="ce8" table:formula="of:=[.C19]/[.C20]-1" office:value-type="percentage" office:value="0">
            <text:p>#DIV/0!</text:p>
          </table:table-cell>
          <table:table-cell table:style-name="ce8" table:formula="of:=[.D19]/[.D20]-1" office:value-type="percentage" office:value="-0.0120178904045617">
            <text:p>-1.20%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7.3561984553">
            <text:p>7.3561984553</text:p>
          </table:table-cell>
          <table:table-cell/>
          <table:table-cell table:formula="of:=[.B20]*0.35" office:value-type="float" office:value="2.574669459355">
            <text:p>2.5746694594</text:p>
          </table:table-cell>
          <table:table-cell office:value-type="string">
            <text:p>UK (Schipper)</text:p>
          </table:table-cell>
          <table:table-cell table:number-columns-repeated="5"/>
          <table:table-cell table:style-name="ce8" table:formula="of:=[.C20]/[.C21]-1" office:value-type="percentage" office:value="0">
            <text:p>#DIV/0!</text:p>
          </table:table-cell>
          <table:table-cell table:style-name="ce8" table:formula="of:=[.D20]/[.D21]-1" office:value-type="percentage" office:value="-0.0117709127145315">
            <text:p>-1.18%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7.443818999">
            <text:p>7.443818999</text:p>
          </table:table-cell>
          <table:table-cell/>
          <table:table-cell table:formula="of:=[.B21]*0.35" office:value-type="float" office:value="2.60533664965">
            <text:p>2.6053366497</text:p>
          </table:table-cell>
          <table:table-cell office:value-type="string">
            <text:p>UK (Schipper)</text:p>
          </table:table-cell>
          <table:table-cell table:number-columns-repeated="5"/>
          <table:table-cell table:style-name="ce8" table:formula="of:=[.C21]/[.C22]-1" office:value-type="percentage" office:value="0">
            <text:p>#DIV/0!</text:p>
          </table:table-cell>
          <table:table-cell table:style-name="ce8" table:formula="of:=[.D21]/[.D22]-1" office:value-type="percentage" office:value="-0.00105404930497455">
            <text:p>-0.11%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7.4516734302">
            <text:p>7.4516734302</text:p>
          </table:table-cell>
          <table:table-cell/>
          <table:table-cell table:formula="of:=[.B22]*0.35" office:value-type="float" office:value="2.60808570057">
            <text:p>2.6080857006</text:p>
          </table:table-cell>
          <table:table-cell office:value-type="string">
            <text:p>UK (Schipper)</text:p>
          </table:table-cell>
          <table:table-cell table:number-columns-repeated="5"/>
          <table:table-cell table:style-name="ce8" table:formula="of:=[.C22]/[.C23]-1" office:value-type="percentage" office:value="0">
            <text:p>#DIV/0!</text:p>
          </table:table-cell>
          <table:table-cell table:style-name="ce8" table:formula="of:=[.D22]/[.D23]-1" office:value-type="percentage" office:value="-0.0523833305594259">
            <text:p>-5.24%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7.86359471135">
            <text:p>7.8635947114</text:p>
          </table:table-cell>
          <table:table-cell/>
          <table:table-cell table:formula="of:=[.B23]*0.35" office:value-type="float" office:value="2.7522581489725">
            <text:p>2.752258149</text:p>
          </table:table-cell>
          <table:table-cell office:value-type="string">
            <text:p>UK (Schipper)</text:p>
          </table:table-cell>
          <table:table-cell table:number-columns-repeated="5"/>
          <table:table-cell table:style-name="ce8" table:formula="of:=[.C23]/[.C24]-1" office:value-type="percentage" office:value="0">
            <text:p>#DIV/0!</text:p>
          </table:table-cell>
          <table:table-cell table:style-name="ce8" table:formula="of:=[.D23]/[.D24]-1" office:value-type="percentage" office:value="-0.025902422677016">
            <text:p>-2.59%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8.07269712441">
            <text:p>8.0726971244</text:p>
          </table:table-cell>
          <table:table-cell/>
          <table:table-cell table:formula="of:=[.B24]*0.35" office:value-type="float" office:value="2.8254439935435">
            <text:p>2.8254439935</text:p>
          </table:table-cell>
          <table:table-cell office:value-type="string">
            <text:p>UK (Schipper)</text:p>
          </table:table-cell>
          <table:table-cell table:number-columns-repeated="5"/>
          <table:table-cell table:style-name="ce8" table:formula="of:=[.C24]/[.C25]-1" office:value-type="percentage" office:value="0">
            <text:p>#DIV/0!</text:p>
          </table:table-cell>
          <table:table-cell table:style-name="ce8" table:formula="of:=[.D24]/[.D25]-1" office:value-type="percentage" office:value="-0.0107691320522856">
            <text:p>-1.08%</text:p>
          </table:table-cell>
          <table:table-cell/>
        </table:table-row>
        <table:table-row table:style-name="ro3">
          <table:table-cell office:value-type="float" office:value="1981">
            <text:p>1981</text:p>
          </table:table-cell>
          <table:table-cell office:value-type="float" office:value="8.16057948248">
            <text:p>8.1605794825</text:p>
          </table:table-cell>
          <table:table-cell/>
          <table:table-cell table:formula="of:=[.B25]*0.35" office:value-type="float" office:value="2.856202818868">
            <text:p>2.8562028189</text:p>
          </table:table-cell>
          <table:table-cell office:value-type="string">
            <text:p>UK (Schipper)</text:p>
          </table:table-cell>
          <table:table-cell/>
          <table:table-cell table:style-name="ce7" office:value-type="float" office:value="2.83582413763142">
            <text:p>2.8358241376</text:p>
          </table:table-cell>
          <table:table-cell table:number-columns-repeated="3"/>
          <table:table-cell table:style-name="ce8" table:formula="of:=[.C25]/[.C26]-1" office:value-type="percentage" office:value="0">
            <text:p>#DIV/0!</text:p>
          </table:table-cell>
          <table:table-cell table:style-name="ce8" table:formula="of:=[.D25]/[.D26]-1" office:value-type="percentage" office:value="-0.0251053004712177">
            <text:p>-2.51%</text:p>
          </table:table-cell>
          <table:table-cell/>
        </table:table-row>
        <table:table-row table:style-name="ro3">
          <table:table-cell office:value-type="float" office:value="1980">
            <text:p>1980</text:p>
          </table:table-cell>
          <table:table-cell office:value-type="float" office:value="8.37072915303">
            <text:p>8.370729153</text:p>
          </table:table-cell>
          <table:table-cell/>
          <table:table-cell table:formula="of:=[.B26]*0.35" office:value-type="float" office:value="2.9297552035605">
            <text:p>2.9297552036</text:p>
          </table:table-cell>
          <table:table-cell office:value-type="string">
            <text:p>UK (Schipper)</text:p>
          </table:table-cell>
          <table:table-cell/>
          <table:table-cell table:style-name="ce7" office:value-type="float" office:value="2.78564601616126">
            <text:p>2.7856460162</text:p>
          </table:table-cell>
          <table:table-cell table:number-columns-repeated="3"/>
          <table:table-cell table:style-name="ce8" table:formula="of:=[.C26]/[.C27]-1" office:value-type="percentage" office:value="-1">
            <text:p>-100.00%</text:p>
          </table:table-cell>
          <table:table-cell table:style-name="ce8" table:formula="of:=[.D26]/[.D27]-1" office:value-type="percentage" office:value="0.128396514474507">
            <text:p>12.84%</text:p>
          </table:table-cell>
          <table:table-cell/>
        </table:table-row>
        <table:table-row table:style-name="ro5">
          <table:table-cell office:value-type="float" office:value="2001">
            <text:p>2001</text:p>
          </table:table-cell>
          <table:table-cell table:style-name="ce5"/>
          <table:table-cell table:style-name="ce5" office:value-type="float" office:value="177.834796592652">
            <text:p>177.8</text:p>
          </table:table-cell>
          <table:table-cell table:formula="of:=[.C27]*0.0146" office:value-type="float" office:value="2.59638803025272">
            <text:p>2.5963880303</text:p>
          </table:table-cell>
          <table:table-cell office:value-type="string">
            <text:p>UK (DfT)</text:p>
          </table:table-cell>
          <table:table-cell/>
          <table:table-cell table:style-name="ce7" office:value-type="float" office:value="2.74892365795295">
            <text:p>2.748923658</text:p>
          </table:table-cell>
          <table:table-cell table:style-name="ce8" table:formula="of:=([.G27]-[.D27])/[.D27]" office:value-type="percentage" office:value="0.0587491645789877">
            <text:p>5.87%</text:p>
          </table:table-cell>
          <table:table-cell table:number-columns-repeated="2"/>
          <table:table-cell table:style-name="ce8" table:formula="of:=[.C27]/[.C28]-1" office:value-type="percentage" office:value="0.0139552425950975">
            <text:p>1.40%</text:p>
          </table:table-cell>
          <table:table-cell table:style-name="ce8" table:formula="of:=[.D27]/[.D28]-1" office:value-type="percentage" office:value="0.0139552425950975">
            <text:p>1.40%</text:p>
          </table:table-cell>
          <table:table-cell/>
        </table:table-row>
        <table:table-row table:style-name="ro5">
          <table:table-cell office:value-type="float" office:value="2002">
            <text:p>2002</text:p>
          </table:table-cell>
          <table:table-cell table:style-name="ce5"/>
          <table:table-cell table:style-name="ce5" office:value-type="float" office:value="175.387225315296">
            <text:p>175.4</text:p>
          </table:table-cell>
          <table:table-cell table:formula="of:=[.C28]*0.0146" office:value-type="float" office:value="2.56065348960332">
            <text:p>2.5606534896</text:p>
          </table:table-cell>
          <table:table-cell office:value-type="string">
            <text:p>UK (DfT)</text:p>
          </table:table-cell>
          <table:table-cell/>
          <table:table-cell table:style-name="ce7" office:value-type="float" office:value="2.71421131606643">
            <text:p>2.7142113161</text:p>
          </table:table-cell>
          <table:table-cell table:style-name="ce8" table:formula="of:=([.G28]-[.D28])/[.D28]" office:value-type="percentage" office:value="0.0599682179125675">
            <text:p>6.00%</text:p>
          </table:table-cell>
          <table:table-cell table:formula="of:=([.C28]/[.$C$28]-1)/([.A27]-2000)" office:value-type="float" office:value="0">
            <text:p>0</text:p>
          </table:table-cell>
          <table:table-cell table:formula="of:=([.C28]/[.$C$28])-1" office:value-type="float" office:value="0">
            <text:p>0</text:p>
          </table:table-cell>
          <table:table-cell table:style-name="ce8" table:formula="of:=[.C28]/[.C29]-1" office:value-type="percentage" office:value="0.0162502483210445">
            <text:p>1.63%</text:p>
          </table:table-cell>
          <table:table-cell table:style-name="ce8" table:formula="of:=[.D28]/[.D29]-1" office:value-type="percentage" office:value="0.0162502483210445">
            <text:p>1.63%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table:style-name="ce5"/>
          <table:table-cell table:style-name="ce5" office:value-type="float" office:value="172.58271336716">
            <text:p>172.6</text:p>
          </table:table-cell>
          <table:table-cell table:formula="of:=[.C29]*0.0146" office:value-type="float" office:value="2.51970761516054">
            <text:p>2.5197076152</text:p>
          </table:table-cell>
          <table:table-cell office:value-type="string">
            <text:p>UK (DfT)</text:p>
          </table:table-cell>
          <table:table-cell/>
          <table:table-cell table:style-name="ce7" office:value-type="float" office:value="2.67091224938346">
            <text:p>2.6709122494</text:p>
          </table:table-cell>
          <table:table-cell table:style-name="ce8" table:formula="of:=([.G29]-[.D29])/[.D29]" office:value-type="percentage" office:value="0.0600088015423529">
            <text:p>6.00%</text:p>
          </table:table-cell>
          <table:table-cell table:formula="of:=([.C29]/[.$C$28]-1)/([.A28]-2000)" office:value-type="float" office:value="-0.00799520017234517">
            <text:p>-0.0079952002</text:p>
          </table:table-cell>
          <table:table-cell table:formula="of:=([.C29]/[.$C$28])-1" office:value-type="float" office:value="-0.0159904003446903">
            <text:p>-0.0159904003</text:p>
          </table:table-cell>
          <table:table-cell table:style-name="ce8" table:formula="of:=[.C29]/[.C30]-[.H1]" office:value-type="percentage" office:value="1.00758666670628">
            <text:p>100.76%</text:p>
          </table:table-cell>
          <table:table-cell table:style-name="ce8" table:formula="of:=[.D29]/[.D30]-1" office:value-type="percentage" office:value="0.00758666670628072">
            <text:p>0.76%</text:p>
          </table:table-cell>
          <table:table-cell/>
        </table:table-row>
        <table:table-row table:style-name="ro5">
          <table:table-cell office:value-type="float" office:value="2004">
            <text:p>2004</text:p>
          </table:table-cell>
          <table:table-cell table:style-name="ce5"/>
          <table:table-cell table:style-name="ce5" office:value-type="float" office:value="171.283244478928">
            <text:p>171.3</text:p>
          </table:table-cell>
          <table:table-cell table:formula="of:=[.C30]*0.0146" office:value-type="float" office:value="2.50073536939235">
            <text:p>2.5007353694</text:p>
          </table:table-cell>
          <table:table-cell office:value-type="string">
            <text:p>UK (DfT)</text:p>
          </table:table-cell>
          <table:table-cell/>
          <table:table-cell table:style-name="ce7" office:value-type="float" office:value="2.65846642788572">
            <text:p>2.6584664279</text:p>
          </table:table-cell>
          <table:table-cell table:style-name="ce8" table:formula="of:=([.G30]-[.D30])/[.D30]" office:value-type="percentage" office:value="0.0630738703598606">
            <text:p>6.31%</text:p>
          </table:table-cell>
          <table:table-cell table:formula="of:=([.C30]/[.$C$28]-1)/([.A29]-2000)" office:value-type="float" office:value="-0.00779984750692879">
            <text:p>-0.0077998475</text:p>
          </table:table-cell>
          <table:table-cell table:formula="of:=([.C30]/[.$C$28])-1" office:value-type="float" office:value="-0.0233995425207864">
            <text:p>-0.0233995425</text:p>
          </table:table-cell>
          <table:table-cell table:style-name="ce8" table:formula="of:=[.C30]/[.C31]-1" office:value-type="percentage" office:value="0.00932966693534487">
            <text:p>0.93%</text:p>
          </table:table-cell>
          <table:table-cell table:style-name="ce8" table:formula="of:=[.D30]/[.D31]-1" office:value-type="percentage" office:value="0.00932966693534487">
            <text:p>0.93%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table:style-name="ce6"/>
          <table:table-cell table:style-name="ce6" office:value-type="float" office:value="169.7">
            <text:p>169.7</text:p>
          </table:table-cell>
          <table:table-cell table:formula="of:=[.C31]*0.0146" office:value-type="float" office:value="2.47762">
            <text:p>2.47762</text:p>
          </table:table-cell>
          <table:table-cell office:value-type="string">
            <text:p>UK (DfT)</text:p>
          </table:table-cell>
          <table:table-cell/>
          <table:table-cell table:style-name="ce7" office:value-type="float" office:value="2.62306683526202">
            <text:p>2.6230668353</text:p>
          </table:table-cell>
          <table:table-cell table:style-name="ce8" table:formula="of:=([.G31]-[.D31])/[.D31]" office:value-type="percentage" office:value="0.0587042545919149">
            <text:p>5.87%</text:p>
          </table:table-cell>
          <table:table-cell table:formula="of:=([.C31]/[.$C$28]-1)/([.A30]-2000)" office:value-type="float" office:value="-0.00810666983452188">
            <text:p>-0.0081066698</text:p>
          </table:table-cell>
          <table:table-cell table:formula="of:=([.C31]/[.$C$28])-1" office:value-type="float" office:value="-0.0324266793380875">
            <text:p>-0.0324266793</text:p>
          </table:table-cell>
          <table:table-cell table:style-name="ce8" table:formula="of:=[.C31]/[.C32]-1" office:value-type="percentage" office:value="0.0116847502086561">
            <text:p>1.17%</text:p>
          </table:table-cell>
          <table:table-cell table:number-columns-repeated="2"/>
        </table:table-row>
        <table:table-row table:style-name="ro5">
          <table:table-cell office:value-type="float" office:value="2006">
            <text:p>2006</text:p>
          </table:table-cell>
          <table:table-cell table:style-name="ce6"/>
          <table:table-cell table:style-name="ce6" office:value-type="float" office:value="167.74">
            <text:p>167.7</text:p>
          </table:table-cell>
          <table:table-cell table:formula="of:=[.C32]*0.0146" office:value-type="float" office:value="2.449004">
            <text:p>2.449004</text:p>
          </table:table-cell>
          <table:table-cell office:value-type="string">
            <text:p>UK (DfT)</text:p>
          </table:table-cell>
          <table:table-cell/>
          <table:table-cell table:style-name="ce7" office:value-type="float" office:value="2.56845866624099">
            <text:p>2.5684586662</text:p>
          </table:table-cell>
          <table:table-cell table:style-name="ce8" table:formula="of:=([.G32]-[.D32])/[.D32]" office:value-type="percentage" office:value="0.0487768359059398">
            <text:p>4.88%</text:p>
          </table:table-cell>
          <table:table-cell table:formula="of:=([.C32]/[.$C$28]-1)/([.A31]-2000)" office:value-type="float" office:value="-0.00872039032665975">
            <text:p>-0.0087203903</text:p>
          </table:table-cell>
          <table:table-cell table:formula="of:=([.C32]/[.$C$28])-1" office:value-type="float" office:value="-0.0436019516332987">
            <text:p>-0.0436019516</text:p>
          </table:table-cell>
          <table:table-cell table:style-name="ce8" table:formula="of:=[.C32]/[.C33]-1" office:value-type="percentage" office:value="0.0182105135364816">
            <text:p>1.82%</text:p>
          </table:table-cell>
          <table:table-cell table:number-columns-repeated="2"/>
        </table:table-row>
        <table:table-row table:style-name="ro5">
          <table:table-cell office:value-type="float" office:value="2007">
            <text:p>2007</text:p>
          </table:table-cell>
          <table:table-cell table:style-name="ce6"/>
          <table:table-cell table:style-name="ce6" office:value-type="float" office:value="164.74">
            <text:p>164.7</text:p>
          </table:table-cell>
          <table:table-cell table:formula="of:=[.C33]*0.0146" office:value-type="float" office:value="2.405204">
            <text:p>2.405204</text:p>
          </table:table-cell>
          <table:table-cell office:value-type="string">
            <text:p>UK (DfT)</text:p>
          </table:table-cell>
          <table:table-cell/>
          <table:table-cell table:style-name="ce7" office:value-type="float" office:value="2.51498827004953">
            <text:p>2.51498827</text:p>
          </table:table-cell>
          <table:table-cell table:style-name="ce8" table:formula="of:=([.G33]-[.D33])/[.D33]" office:value-type="percentage" office:value="0.04564447342077">
            <text:p>4.56%</text:p>
          </table:table-cell>
          <table:table-cell table:formula="of:=([.C33]/[.$C$28]-1)/([.A32]-2000)" office:value-type="float" office:value="-0.0101178267080697">
            <text:p>-0.0101178267</text:p>
          </table:table-cell>
          <table:table-cell table:formula="of:=([.C33]/[.$C$28])-1" office:value-type="float" office:value="-0.0607069602484179">
            <text:p>-0.0607069602</text:p>
          </table:table-cell>
          <table:table-cell table:style-name="ce8" table:formula="of:=[.C33]/[.C34]-1" office:value-type="percentage" office:value="0.0410781483627849">
            <text:p>4.11%</text:p>
          </table:table-cell>
          <table:table-cell table:number-columns-repeated="2"/>
        </table:table-row>
        <table:table-row table:style-name="ro5">
          <table:table-cell office:value-type="float" office:value="2008">
            <text:p>2008</text:p>
          </table:table-cell>
          <table:table-cell table:style-name="ce6"/>
          <table:table-cell table:style-name="ce6" office:value-type="float" office:value="158.23980193905">
            <text:p>158.2</text:p>
          </table:table-cell>
          <table:table-cell table:formula="of:=[.C34]*0.0146" office:value-type="float" office:value="2.31030110831013">
            <text:p>2.3103011083</text:p>
          </table:table-cell>
          <table:table-cell office:value-type="string">
            <text:p>UK (DfT)</text:p>
          </table:table-cell>
          <table:table-cell/>
          <table:table-cell table:style-name="ce7" office:value-type="float" office:value="2.42527587105743">
            <text:p>2.4252758711</text:p>
          </table:table-cell>
          <table:table-cell table:style-name="ce8" table:formula="of:=([.G34]-[.D34])/[.D34]" office:value-type="percentage" office:value="0.049766137553991">
            <text:p>4.98%</text:p>
          </table:table-cell>
          <table:table-cell table:formula="of:=([.C34]/[.$C$28]-1)/([.A33]-2000)" office:value-type="float" office:value="-0.0139669916465612">
            <text:p>-0.0139669916</text:p>
          </table:table-cell>
          <table:table-cell table:formula="of:=([.C34]/[.$C$28])-1" office:value-type="float" office:value="-0.0977689415259283">
            <text:p>-0.0977689415</text:p>
          </table:table-cell>
          <table:table-cell table:style-name="ce8" table:formula="of:=[.C34]/[.C35]-1" office:value-type="percentage" office:value="0.0566156767749881">
            <text:p>5.66%</text:p>
          </table:table-cell>
          <table:table-cell table:number-columns-repeated="2"/>
        </table:table-row>
        <table:table-row table:style-name="ro5">
          <table:table-cell office:value-type="float" office:value="2009">
            <text:p>2009</text:p>
          </table:table-cell>
          <table:table-cell table:style-name="ce6"/>
          <table:table-cell table:style-name="ce6" office:value-type="float" office:value="149.760982557093">
            <text:p>149.8</text:p>
          </table:table-cell>
          <table:table-cell table:formula="of:=[.C35]*0.0146" office:value-type="float" office:value="2.18651034533356">
            <text:p>2.1865103453</text:p>
          </table:table-cell>
          <table:table-cell office:value-type="string">
            <text:p>UK (DfT)</text:p>
          </table:table-cell>
          <table:table-cell/>
          <table:table-cell table:style-name="ce7" office:value-type="float" office:value="2.26561821183422">
            <text:p>2.2656182118</text:p>
          </table:table-cell>
          <table:table-cell table:style-name="ce8" table:formula="of:=([.G35]-[.D35])/[.D35]" office:value-type="percentage" office:value="0.036179964421158">
            <text:p>3.62%</text:p>
          </table:table-cell>
          <table:table-cell table:formula="of:=([.C35]/[.$C$28]-1)/([.A34]-2000)" office:value-type="float" office:value="-0.018264045964675">
            <text:p>-0.018264046</text:p>
          </table:table-cell>
          <table:table-cell table:formula="of:=([.C35]/[.$C$28])-1" office:value-type="float" office:value="-0.1461123677174">
            <text:p>-0.1461123677</text:p>
          </table:table-cell>
          <table:table-cell table:style-name="ce8" table:formula="of:=[.C35]/[.C36]-1" office:value-type="percentage" office:value="0.0377461370348511">
            <text:p>3.77%</text:p>
          </table:table-cell>
          <table:table-cell table:number-columns-repeated="2"/>
        </table:table-row>
        <table:table-row table:style-name="ro5">
          <table:table-cell office:value-type="float" office:value="2010">
            <text:p>2010</text:p>
          </table:table-cell>
          <table:table-cell table:style-name="ce6"/>
          <table:table-cell table:style-name="ce6" office:value-type="float" office:value="144.313697938693">
            <text:p>144.3</text:p>
          </table:table-cell>
          <table:table-cell table:formula="of:=[.C36]*0.0146" office:value-type="float" office:value="2.10697998990492">
            <text:p>2.1069799899</text:p>
          </table:table-cell>
          <table:table-cell office:value-type="string">
            <text:p>UK (DfT)</text:p>
          </table:table-cell>
          <table:table-cell table:number-columns-repeated="3"/>
          <table:table-cell table:formula="of:=([.C36]/[.$C$28]-1)/([.A35]-2000)" office:value-type="float" office:value="-0.0196856649436644">
            <text:p>-0.0196856649</text:p>
          </table:table-cell>
          <table:table-cell table:formula="of:=([.C36]/[.$C$28])-1" office:value-type="float" office:value="-0.17717098449298">
            <text:p>-0.1771709845</text:p>
          </table:table-cell>
          <table:table-cell table:style-name="ce8" table:formula="of:=[.C36]/[.C37]-1" office:value-type="percentage" office:value="0.0445124816601943">
            <text:p>4.45%</text:p>
          </table:table-cell>
          <table:table-cell table:number-columns-repeated="2"/>
        </table:table-row>
        <table:table-row table:style-name="ro5">
          <table:table-cell office:value-type="float" office:value="2011">
            <text:p>2011</text:p>
          </table:table-cell>
          <table:table-cell table:style-name="ce6"/>
          <table:table-cell table:style-name="ce6" office:value-type="float" office:value="138.163689254641">
            <text:p>138.2</text:p>
          </table:table-cell>
          <table:table-cell table:formula="of:=[.C37]*0.0146" office:value-type="float" office:value="2.01718986311776">
            <text:p>2.0171898631</text:p>
          </table:table-cell>
          <table:table-cell office:value-type="string">
            <text:p>UK (DfT)</text:p>
          </table:table-cell>
          <table:table-cell table:number-columns-repeated="3"/>
          <table:table-cell table:formula="of:=([.C37]/[.$C$28]-1)/([.A36]-2000)" office:value-type="float" office:value="-0.0212236301667569">
            <text:p>-0.0212236302</text:p>
          </table:table-cell>
          <table:table-cell table:formula="of:=([.C37]/[.$C$28])-1" office:value-type="float" office:value="-0.212236301667569">
            <text:p>-0.2122363017</text:p>
          </table:table-cell>
          <table:table-cell table:style-name="ce8" table:formula="of:=[.C37]/[.C38]-1" office:value-type="percentage" office:value="0.0392059957664432">
            <text:p>3.92%</text:p>
          </table:table-cell>
          <table:table-cell table:number-columns-repeated="2"/>
        </table:table-row>
        <table:table-row table:style-name="ro5">
          <table:table-cell office:value-type="float" office:value="2012">
            <text:p>2012</text:p>
          </table:table-cell>
          <table:table-cell table:style-name="ce6"/>
          <table:table-cell table:style-name="ce6" office:value-type="float" office:value="132.951204879011">
            <text:p>133.0</text:p>
          </table:table-cell>
          <table:table-cell table:formula="of:=[.C38]*0.0146" office:value-type="float" office:value="1.94108759123356">
            <text:p>1.9410875912</text:p>
          </table:table-cell>
          <table:table-cell office:value-type="string">
            <text:p>UK (DfT)</text:p>
          </table:table-cell>
          <table:table-cell table:number-columns-repeated="3"/>
          <table:table-cell table:formula="of:=([.C38]/[.$C$28]-1)/([.A37]-2000)" office:value-type="float" office:value="-0.0219960150046676">
            <text:p>-0.021996015</text:p>
          </table:table-cell>
          <table:table-cell table:formula="of:=([.C38]/[.$C$28])-1" office:value-type="float" office:value="-0.241956165051344">
            <text:p>-0.2419561651</text:p>
          </table:table-cell>
          <table:table-cell table:number-columns-repeated="3"/>
        </table:table-row>
        <table:table-row table:style-name="ro3">
          <table:table-cell table:style-name="ce1" office:value-type="float" office:value="1978">
            <text:p>1978</text:p>
          </table:table-cell>
          <table:table-cell table:number-columns-repeated="2"/>
          <table:table-cell table:style-name="ce7" office:value-type="float" office:value="3.419731">
            <text:p>3.419731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1979">
            <text:p>1979</text:p>
          </table:table-cell>
          <table:table-cell table:number-columns-repeated="2"/>
          <table:table-cell table:style-name="ce7" office:value-type="float" office:value="3.36735">
            <text:p>3.36735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1980">
            <text:p>1980</text:p>
          </table:table-cell>
          <table:table-cell table:number-columns-repeated="2"/>
          <table:table-cell table:style-name="ce7" office:value-type="float" office:value="3.2513635">
            <text:p>3.2513635</text:p>
          </table:table-cell>
          <table:table-cell office:value-type="string">
            <text:p>UK Decc</text:p>
          </table:table-cell>
          <table:table-cell table:number-columns-repeated="5"/>
          <table:table-cell table:formula="of:=AVERAGE([.K33:.K37])" office:value-type="percentage" office:value="0.0438316879198523">
            <text:p>4.38%</text:p>
          </table:table-cell>
          <table:table-cell table:number-columns-repeated="2"/>
        </table:table-row>
        <table:table-row table:style-name="ro3">
          <table:table-cell table:style-name="ce2" office:value-type="float" office:value="1981">
            <text:p>1981</text:p>
          </table:table-cell>
          <table:table-cell table:number-columns-repeated="2"/>
          <table:table-cell table:style-name="ce7" office:value-type="float" office:value="3.172792">
            <text:p>3.172792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82">
            <text:p>1982</text:p>
          </table:table-cell>
          <table:table-cell table:number-columns-repeated="2"/>
          <table:table-cell table:style-name="ce7" office:value-type="float" office:value="3.038098">
            <text:p>3.038098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83">
            <text:p>1983</text:p>
          </table:table-cell>
          <table:table-cell table:number-columns-repeated="2"/>
          <table:table-cell table:style-name="ce7" office:value-type="float" office:value="2.9520435">
            <text:p>2.9520435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84">
            <text:p>1984</text:p>
          </table:table-cell>
          <table:table-cell table:number-columns-repeated="2"/>
          <table:table-cell table:style-name="ce7" office:value-type="float" office:value="2.8472815">
            <text:p>2.8472815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85">
            <text:p>1985</text:p>
          </table:table-cell>
          <table:table-cell table:number-columns-repeated="2"/>
          <table:table-cell table:style-name="ce7" office:value-type="float" office:value="2.81622705">
            <text:p>2.81622705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86">
            <text:p>1986</text:p>
          </table:table-cell>
          <table:table-cell table:number-columns-repeated="2"/>
          <table:table-cell table:style-name="ce7" office:value-type="float" office:value="2.7956488">
            <text:p>2.7956488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87">
            <text:p>1987</text:p>
          </table:table-cell>
          <table:table-cell table:number-columns-repeated="2"/>
          <table:table-cell table:style-name="ce7" office:value-type="float" office:value="2.7731998">
            <text:p>2.7731998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88">
            <text:p>1988</text:p>
          </table:table-cell>
          <table:table-cell table:number-columns-repeated="2"/>
          <table:table-cell table:style-name="ce7" office:value-type="float" office:value="2.78704335">
            <text:p>2.78704335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89">
            <text:p>1989</text:p>
          </table:table-cell>
          <table:table-cell table:number-columns-repeated="2"/>
          <table:table-cell table:style-name="ce7" office:value-type="float" office:value="2.84354">
            <text:p>2.84354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90">
            <text:p>1990</text:p>
          </table:table-cell>
          <table:table-cell table:number-columns-repeated="2"/>
          <table:table-cell table:style-name="ce7" office:value-type="float" office:value="2.8652407">
            <text:p>2.8652407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91">
            <text:p>1991</text:p>
          </table:table-cell>
          <table:table-cell table:number-columns-repeated="2"/>
          <table:table-cell table:style-name="ce7" office:value-type="float" office:value="2.8644924">
            <text:p>2.8644924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92">
            <text:p>1992</text:p>
          </table:table-cell>
          <table:table-cell table:number-columns-repeated="2"/>
          <table:table-cell table:style-name="ce7" office:value-type="float" office:value="2.87609105">
            <text:p>2.87609105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93">
            <text:p>1993</text:p>
          </table:table-cell>
          <table:table-cell table:number-columns-repeated="2"/>
          <table:table-cell table:style-name="ce7" office:value-type="float" office:value="2.89629515">
            <text:p>2.89629515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94">
            <text:p>1994</text:p>
          </table:table-cell>
          <table:table-cell table:number-columns-repeated="2"/>
          <table:table-cell table:style-name="ce7" office:value-type="float" office:value="2.8764652">
            <text:p>2.8764652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95">
            <text:p>1995</text:p>
          </table:table-cell>
          <table:table-cell table:number-columns-repeated="2"/>
          <table:table-cell table:style-name="ce7" office:value-type="float" office:value="2.8248325">
            <text:p>2.8248325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1996">
            <text:p>1996</text:p>
          </table:table-cell>
          <table:table-cell table:number-columns-repeated="2"/>
          <table:table-cell table:style-name="ce7" office:value-type="float" office:value="2.783676">
            <text:p>2.783676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97">
            <text:p>1997</text:p>
          </table:table-cell>
          <table:table-cell table:number-columns-repeated="2"/>
          <table:table-cell table:style-name="ce7" office:value-type="float" office:value="2.89739130434783">
            <text:p>2.8973913043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98">
            <text:p>1998</text:p>
          </table:table-cell>
          <table:table-cell table:number-columns-repeated="2"/>
          <table:table-cell table:style-name="ce7" office:value-type="float" office:value="2.88065217391304">
            <text:p>2.8806521739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2" office:value-type="float" office:value="1999">
            <text:p>1999</text:p>
          </table:table-cell>
          <table:table-cell table:number-columns-repeated="2"/>
          <table:table-cell table:style-name="ce7" office:value-type="float" office:value="2.83582413763142">
            <text:p>2.8358241376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2000">
            <text:p>2000</text:p>
          </table:table-cell>
          <table:table-cell table:number-columns-repeated="2"/>
          <table:table-cell table:style-name="ce7" office:value-type="float" office:value="2.78564601616126">
            <text:p>2.7856460162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2001">
            <text:p>2001</text:p>
          </table:table-cell>
          <table:table-cell table:number-columns-repeated="2"/>
          <table:table-cell table:style-name="ce7" office:value-type="float" office:value="2.74892365795295">
            <text:p>2.748923658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2002">
            <text:p>2002</text:p>
          </table:table-cell>
          <table:table-cell table:number-columns-repeated="2"/>
          <table:table-cell table:style-name="ce7" office:value-type="float" office:value="2.71421131606643">
            <text:p>2.7142113161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2003">
            <text:p>2003</text:p>
          </table:table-cell>
          <table:table-cell table:number-columns-repeated="2"/>
          <table:table-cell table:style-name="ce7" office:value-type="float" office:value="2.67091224938346">
            <text:p>2.6709122494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2004">
            <text:p>2004</text:p>
          </table:table-cell>
          <table:table-cell table:number-columns-repeated="2"/>
          <table:table-cell table:style-name="ce7" office:value-type="float" office:value="2.65846642788572">
            <text:p>2.6584664279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2005">
            <text:p>2005</text:p>
          </table:table-cell>
          <table:table-cell table:number-columns-repeated="2"/>
          <table:table-cell table:style-name="ce7" office:value-type="float" office:value="2.62306683526202">
            <text:p>2.6230668353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3" office:value-type="float" office:value="2006">
            <text:p>2006</text:p>
          </table:table-cell>
          <table:table-cell table:number-columns-repeated="2"/>
          <table:table-cell table:style-name="ce7" office:value-type="float" office:value="2.56845866624099">
            <text:p>2.5684586662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3" office:value-type="float" office:value="2007">
            <text:p>2007</text:p>
          </table:table-cell>
          <table:table-cell table:number-columns-repeated="2"/>
          <table:table-cell table:style-name="ce7" office:value-type="float" office:value="2.51498827004953">
            <text:p>2.51498827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3" office:value-type="float" office:value="2008">
            <text:p>2008</text:p>
          </table:table-cell>
          <table:table-cell table:number-columns-repeated="2"/>
          <table:table-cell table:style-name="ce7" office:value-type="float" office:value="2.42527587105743">
            <text:p>2.4252758711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4" office:value-type="float" office:value="2009">
            <text:p>2009</text:p>
          </table:table-cell>
          <table:table-cell table:number-columns-repeated="2"/>
          <table:table-cell table:style-name="ce7" office:value-type="float" office:value="2.26561821183422">
            <text:p>2.2656182118</text:p>
          </table:table-cell>
          <table:table-cell office:value-type="string">
            <text:p>UK Decc</text:p>
          </table:table-cell>
          <table:table-cell table:number-columns-repeated="8"/>
        </table:table-row>
        <table:table-row table:style-name="ro3">
          <table:table-cell table:style-name="ce1" office:value-type="float" office:value="1978">
            <text:p>1978</text:p>
          </table:table-cell>
          <table:table-cell table:number-columns-repeated="2"/>
          <table:table-cell table:style-name="ce7"/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 office:value-type="float" office:value="1979">
            <text:p>1979</text:p>
          </table:table-cell>
          <table:table-cell table:number-columns-repeated="2"/>
          <table:table-cell table:style-name="ce7"/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/>
          <table:table-cell table:number-columns-repeated="2"/>
          <table:table-cell table:style-name="ce7"/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 office:value-type="float" office:value="1980">
            <text:p>1980</text:p>
          </table:table-cell>
          <table:table-cell table:number-columns-repeated="2"/>
          <table:table-cell table:style-name="ce7"/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81">
            <text:p>1981</text:p>
          </table:table-cell>
          <table:table-cell table:number-columns-repeated="2"/>
          <table:table-cell table:style-name="ce7"/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82">
            <text:p>1982</text:p>
          </table:table-cell>
          <table:table-cell table:number-columns-repeated="2"/>
          <table:table-cell table:style-name="ce7"/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83">
            <text:p>1983</text:p>
          </table:table-cell>
          <table:table-cell table:number-columns-repeated="2"/>
          <table:table-cell table:style-name="ce7"/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84">
            <text:p>1984</text:p>
          </table:table-cell>
          <table:table-cell table:number-columns-repeated="2"/>
          <table:table-cell table:style-name="ce7"/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85">
            <text:p>1985</text:p>
          </table:table-cell>
          <table:table-cell table:number-columns-repeated="2"/>
          <table:table-cell table:style-name="ce7" office:value-type="float" office:value="3.00189909385195">
            <text:p>3.0018990939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89">
            <text:p>1989</text:p>
          </table:table-cell>
          <table:table-cell table:number-columns-repeated="2"/>
          <table:table-cell table:style-name="ce7" office:value-type="float" office:value="2.78441178501449">
            <text:p>2.784411785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90">
            <text:p>1990</text:p>
          </table:table-cell>
          <table:table-cell table:number-columns-repeated="2"/>
          <table:table-cell table:style-name="ce7" office:value-type="float" office:value="2.85184276460553">
            <text:p>2.8518427646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91">
            <text:p>1991</text:p>
          </table:table-cell>
          <table:table-cell table:number-columns-repeated="2"/>
          <table:table-cell table:style-name="ce7" office:value-type="float" office:value="2.85145601807248">
            <text:p>2.8514560181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92">
            <text:p>1992</text:p>
          </table:table-cell>
          <table:table-cell table:number-columns-repeated="2"/>
          <table:table-cell table:style-name="ce7" office:value-type="float" office:value="2.92132688343147">
            <text:p>2.9213268834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93">
            <text:p>1993</text:p>
          </table:table-cell>
          <table:table-cell table:number-columns-repeated="2"/>
          <table:table-cell table:style-name="ce7" office:value-type="float" office:value="2.92456521036276">
            <text:p>2.9245652104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94">
            <text:p>1994</text:p>
          </table:table-cell>
          <table:table-cell table:number-columns-repeated="2"/>
          <table:table-cell table:style-name="ce7" office:value-type="float" office:value="2.8516665568283">
            <text:p>2.8516665568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95">
            <text:p>1995</text:p>
          </table:table-cell>
          <table:table-cell table:number-columns-repeated="2"/>
          <table:table-cell table:style-name="ce7" office:value-type="float" office:value="2.76646783006578">
            <text:p>2.7664678301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 office:value-type="float" office:value="1996">
            <text:p>1996</text:p>
          </table:table-cell>
          <table:table-cell table:number-columns-repeated="2"/>
          <table:table-cell table:style-name="ce7" office:value-type="float" office:value="2.90814653682959">
            <text:p>2.9081465368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97">
            <text:p>1997</text:p>
          </table:table-cell>
          <table:table-cell table:number-columns-repeated="2"/>
          <table:table-cell table:style-name="ce7" office:value-type="float" office:value="2.92581532225268">
            <text:p>2.9258153223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98">
            <text:p>1998</text:p>
          </table:table-cell>
          <table:table-cell table:number-columns-repeated="2"/>
          <table:table-cell table:style-name="ce7" office:value-type="float" office:value="2.85787006842024">
            <text:p>2.8578700684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2" office:value-type="float" office:value="1999">
            <text:p>1999</text:p>
          </table:table-cell>
          <table:table-cell table:number-columns-repeated="2"/>
          <table:table-cell table:style-name="ce7" office:value-type="float" office:value="2.88636610457593">
            <text:p>2.8863661046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 office:value-type="float" office:value="2000">
            <text:p>2000</text:p>
          </table:table-cell>
          <table:table-cell table:number-columns-repeated="2"/>
          <table:table-cell table:style-name="ce7" office:value-type="float" office:value="2.84132875864345">
            <text:p>2.8413287586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 office:value-type="float" office:value="2001">
            <text:p>2001</text:p>
          </table:table-cell>
          <table:table-cell table:number-columns-repeated="2"/>
          <table:table-cell table:style-name="ce7" office:value-type="float" office:value="2.85906978395314">
            <text:p>2.859069784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 office:value-type="float" office:value="2002">
            <text:p>2002</text:p>
          </table:table-cell>
          <table:table-cell table:number-columns-repeated="2"/>
          <table:table-cell table:style-name="ce7" office:value-type="float" office:value="2.75384851114737">
            <text:p>2.7538485111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 office:value-type="float" office:value="2003">
            <text:p>2003</text:p>
          </table:table-cell>
          <table:table-cell table:number-columns-repeated="2"/>
          <table:table-cell table:style-name="ce7" office:value-type="float" office:value="2.62498970993151">
            <text:p>2.6249897099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 office:value-type="float" office:value="2004">
            <text:p>2004</text:p>
          </table:table-cell>
          <table:table-cell table:number-columns-repeated="2"/>
          <table:table-cell table:style-name="ce7" office:value-type="float" office:value="2.63415653393258">
            <text:p>2.6341565339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1" office:value-type="float" office:value="2005">
            <text:p>2005</text:p>
          </table:table-cell>
          <table:table-cell table:number-columns-repeated="2"/>
          <table:table-cell table:style-name="ce7" office:value-type="float" office:value="2.64293164503243">
            <text:p>2.642931645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3" office:value-type="float" office:value="2006">
            <text:p>2006</text:p>
          </table:table-cell>
          <table:table-cell table:number-columns-repeated="2"/>
          <table:table-cell table:style-name="ce7" office:value-type="float" office:value="2.64119832039419">
            <text:p>2.6411983204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3" office:value-type="float" office:value="2007">
            <text:p>2007</text:p>
          </table:table-cell>
          <table:table-cell table:number-columns-repeated="2"/>
          <table:table-cell table:style-name="ce7" office:value-type="float" office:value="2.57441271759227">
            <text:p>2.5744127176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3" office:value-type="float" office:value="2008">
            <text:p>2008</text:p>
          </table:table-cell>
          <table:table-cell table:number-columns-repeated="2"/>
          <table:table-cell table:style-name="ce7" office:value-type="float" office:value="2.53592914155983">
            <text:p>2.5359291416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3">
          <table:table-cell table:style-name="ce4" office:value-type="float" office:value="2009">
            <text:p>2009</text:p>
          </table:table-cell>
          <table:table-cell table:number-columns-repeated="2"/>
          <table:table-cell table:style-name="ce7" office:value-type="float" office:value="2.46187030320057">
            <text:p>2.4618703032</text:p>
          </table:table-cell>
          <table:table-cell office:value-type="string">
            <text:p>UK Decc (fleet)</text:p>
          </table:table-cell>
          <table:table-cell table:number-columns-repeated="8"/>
        </table:table-row>
        <table:table-row table:style-name="ro6" table:number-rows-repeated="1048466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min-integer-digits="1"/>
      <number:text> </number:text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number:min-integer-digits="1" number:grouping="true"/>
    </number:number-style>
    <number:number-style style:name="N114">
      <style:text-properties fo:color="#ff0000"/>
      <number:text>-£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number:min-integer-digits="1" number:grouping="true"/>
    </number:number-style>
    <number:number-style style:name="N117">
      <style:text-properties fo:color="#ff0000"/>
      <number:text>-£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</number:number-style>
    <number:number-style style:name="N143P1" style:volatile="true">
      <number:number number:decimal-places="0" number:min-integer-digits="1" number:display-factor="1000"/>
    </number:number-style>
    <number:number-style style:name="N143">
      <number:text>-</number:text>
      <style:map style:condition="value()&gt;=0.5" style:apply-style-name="N143P0"/>
      <style:map style:condition="value()=0" style:apply-style-name="N143P1"/>
    </number:number-style>
    <number:number-style style:name="N144">
      <number:number number:decimal-places="3" number:min-integer-digits="1"/>
    </number:number-style>
    <number:number-style style:name="N145">
      <number:number number:decimal-places="1" number:min-integer-digits="1"/>
    </number:number-style>
    <number:number-style style:name="N146">
      <number:number number:decimal-places="1" number:min-integer-digits="1" number:grouping="true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0" number:min-integer-digits="1"/>
    </number:number-style>
    <number:number-style style:name="N149P1" style:volatile="true">
      <number:number number:decimal-places="1" number:min-integer-digits="1" number:grouping="true" number:display-factor="1000"/>
    </number:number-style>
    <number:number-style style:name="N149">
      <number:text>-</number:text>
      <style:map style:condition="value()=0" style:apply-style-name="N149P0"/>
      <style:map style:condition="value()&gt;50" style:apply-style-name="N149P1"/>
    </number:number-style>
    <number:number-style style:name="N150">
      <number:number number:decimal-places="3" number:min-integer-digits="1" number:grouping="true"/>
    </number:number-style>
    <number:number-style style:name="N153P0" style:volatile="true">
      <number:number number:decimal-places="0" number:min-integer-digits="1" number:grouping="true" number:display-factor="1000"/>
    </number:number-style>
    <number:number-style style:name="N153P1" style:volatile="true">
      <number:text>-</number:text>
    </number:number-style>
    <number:number-style style:name="N153">
      <number:number number:min-integer-digits="1"/>
      <number:text/>
      <style:map style:condition="value()&gt;=100" style:apply-style-name="N153P0"/>
      <style:map style:condition="value()&lt;100" style:apply-style-name="N153P1"/>
    </number:number-style>
    <number:percentage-style style:name="N154">
      <number:number number:decimal-places="1" number:min-integer-digits="1"/>
      <number:text>%</number:text>
    </number:percentage-style>
    <number:number-style style:name="N156P0" style:volatile="true">
      <number:number number:decimal-places="1" number:min-integer-digits="1" number:grouping="true"/>
    </number:number-style>
    <number:number-style style:name="N156P1" style:volatile="true">
      <number:number number:decimal-places="1" number:min-integer-digits="1" number:display-factor="1000"/>
    </number:number-style>
    <number:number-style style:name="N156">
      <number:text>-</number:text>
      <style:map style:condition="value()&gt;=0.5" style:apply-style-name="N156P0"/>
      <style:map style:condition="value()=0" style:apply-style-name="N156P1"/>
    </number:number-style>
    <number:number-style style:name="N158P0" style:volatile="true">
      <number:number number:decimal-places="3" number:min-integer-digits="1" number:grouping="true"/>
    </number:number-style>
    <number:number-style style:name="N158P1" style:volatile="true">
      <number:number number:decimal-places="3" number:min-integer-digits="1" number:display-factor="1000"/>
    </number:number-style>
    <number:number-style style:name="N158">
      <number:text>-</number:text>
      <style:map style:condition="value()&gt;=0.5" style:apply-style-name="N158P0"/>
      <style:map style:condition="value()=0" style:apply-style-name="N158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number number:decimal-places="1" number:min-integer-digits="1" number:display-factor="1000"/>
    </number:number-style>
    <number:number-style style:name="N159">
      <number:text>-</number:text>
      <style:map style:condition="value()&gt;=0.05" style:apply-style-name="N159P0"/>
      <style:map style:condition="value()=0" style:apply-style-name="N159P1"/>
    </number:number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1" number:min-integer-digits="1" number:grouping="true"/>
      <style:map style:condition="value()&gt;=0" style:apply-style-name="N161P0"/>
    </number:number-style>
    <number:number-style style:name="N162P0" style:volatile="true">
      <number:number number:decimal-places="1" number:min-integer-digits="1" number:grouping="true"/>
    </number:number-style>
    <number:number-style style:name="N162P1" style:volatile="true">
      <number:number number:decimal-places="0" number:min-integer-digits="1" number:display-factor="1000"/>
    </number:number-style>
    <number:number-style style:name="N162">
      <number:text>-</number:text>
      <style:map style:condition="value()&gt;=0.05" style:apply-style-name="N162P0"/>
      <style:map style:condition="value()=0" style:apply-style-name="N162P1"/>
    </number:number-style>
    <number:number-style style:name="N163P0" style:volatile="true">
      <number:number number:decimal-places="1" number:min-integer-digits="1" number:grouping="true"/>
    </number:number-style>
    <number:number-style style:name="N163P1" style:volatile="true">
      <number:number number:decimal-places="0" number:min-integer-digits="1" number:display-factor="1000"/>
    </number:number-style>
    <number:number-style style:name="N163">
      <number:text>-</number:text>
      <style:map style:condition="value()&gt;=0.005" style:apply-style-name="N163P0"/>
      <style:map style:condition="value()=0" style:apply-style-name="N163P1"/>
    </number:number-style>
    <number:number-style style:name="N164P0" style:volatile="true">
      <number:number number:decimal-places="1" number:min-integer-digits="1" number:grouping="true"/>
    </number:number-style>
    <number:number-style style:name="N164P1" style:volatile="true">
      <number:number number:decimal-places="1" number:min-integer-digits="1" number:display-factor="1000"/>
    </number:number-style>
    <number:number-style style:name="N164">
      <number:text>-</number:text>
      <style:map style:condition="value()&gt;=0.005" style:apply-style-name="N164P0"/>
      <style:map style:condition="value()=0" style:apply-style-name="N164P1"/>
    </number:number-style>
    <number:number-style style:name="N166P0" style:volatile="true">
      <number:number number:decimal-places="1" number:min-integer-digits="1" number:grouping="true"/>
    </number:number-style>
    <number:number-style style:name="N166P1" style:volatile="true">
      <number:number number:decimal-places="2" number:min-integer-digits="1" number:display-factor="1000"/>
      <number:text>.</number:text>
    </number:number-style>
    <number:number-style style:name="N166">
      <number:text>-</number:text>
      <style:map style:condition="value()&gt;=0.005" style:apply-style-name="N166P0"/>
      <style:map style:condition="value()=0" style:apply-style-name="N166P1"/>
    </number:number-style>
    <number:number-style style:name="N167P0" style:volatile="true">
      <number:number number:decimal-places="1" number:min-integer-digits="1" number:grouping="true" number:display-factor="1000"/>
    </number:number-style>
    <number:number-style style:name="N167P1" style:volatile="true">
      <number:number number:decimal-places="1" number:min-integer-digits="1" number:display-factor="1000"/>
    </number:number-style>
    <number:number-style style:name="N167">
      <number:text>-</number:text>
      <style:map style:condition="value()&gt;=50" style:apply-style-name="N167P0"/>
      <style:map style:condition="value()=0" style:apply-style-name="N167P1"/>
    </number:number-style>
    <number:number-style style:name="N168P0" style:volatile="true">
      <number:number number:decimal-places="1" number:min-integer-digits="1" number:grouping="true" number:display-factor="1000"/>
    </number:number-style>
    <number:number-style style:name="N168P1" style:volatile="true">
      <number:number number:decimal-places="1" number:min-integer-digits="1" number:display-factor="1000"/>
    </number:number-style>
    <number:number-style style:name="N168">
      <number:text>-</number:text>
      <style:map style:condition="value()&gt;=0.05" style:apply-style-name="N168P0"/>
      <style:map style:condition="value()=0" style:apply-style-name="N168P1"/>
    </number:number-style>
    <number:number-style style:name="N171P0" style:volatile="true">
      <number:number number:decimal-places="2" number:min-integer-digits="1" number:grouping="true" number:display-factor="1000"/>
    </number:number-style>
    <number:number-style style:name="N171P1" style:volatile="true">
      <number:number number:decimal-places="2" number:min-integer-digits="1" number:display-factor="1000"/>
    </number:number-style>
    <number:number-style style:name="N171">
      <number:text>-</number:text>
      <style:map style:condition="value()&gt;=50" style:apply-style-name="N171P0"/>
      <style:map style:condition="value()=0" style:apply-style-name="N171P1"/>
    </number:number-style>
    <number:number-style style:name="N172P0" style:volatile="true">
      <number:number number:decimal-places="1" number:min-integer-digits="1" number:grouping="true"/>
    </number:number-style>
    <number:number-style style:name="N172P1" style:volatile="true">
      <number:number number:decimal-places="2" number:min-integer-digits="1" number:display-factor="1000"/>
    </number:number-style>
    <number:number-style style:name="N172">
      <number:text>-</number:text>
      <style:map style:condition="value()&gt;=50" style:apply-style-name="N172P0"/>
      <style:map style:condition="value()=0" style:apply-style-name="N172P1"/>
    </number:number-style>
    <number:number-style style:name="N173P0" style:volatile="true">
      <number:number number:decimal-places="1" number:min-integer-digits="1" number:grouping="true"/>
      <number:text> </number:text>
    </number:number-style>
    <number:number-style style:name="N173">
      <number:text>(</number:text>
      <number:number number:decimal-places="1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number number:decimal-places="0" number:min-integer-digits="1" number:grouping="true"/>
    </number:number-style>
    <number:number-style style:name="N174P1" style:volatile="true">
      <number:number number:decimal-places="0" number:min-integer-digits="1" number:display-factor="1000"/>
    </number:number-style>
    <number:number-style style:name="N174">
      <number:text>-</number:text>
      <style:map style:condition="value()&gt;=0.05" style:apply-style-name="N174P0"/>
      <style:map style:condition="value()=0" style:apply-style-name="N174P1"/>
    </number:number-style>
    <number:number-style style:name="N176P0" style:volatile="true">
      <number:number number:decimal-places="0" number:min-integer-digits="2" number:grouping="true"/>
    </number:number-style>
    <number:number-style style:name="N176P1" style:volatile="true">
      <number:number number:decimal-places="0" number:min-integer-digits="1" number:display-factor="1000"/>
    </number:number-style>
    <number:number-style style:name="N176">
      <number:text>-</number:text>
      <style:map style:condition="value()&gt;=0.05" style:apply-style-name="N176P0"/>
      <style:map style:condition="value()=0" style:apply-style-name="N176P1"/>
    </number:number-style>
    <number:currency-style style:name="N179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79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79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79P0"/>
      <style:map style:condition="value()&lt;0" style:apply-style-name="N179P1"/>
    </number:currency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-</number:text>
      <number:number number:decimal-places="0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0" number:min-integer-digits="1"/>
      <number:text> </number:text>
    </number:number-style>
    <number:number-style style:name="N182P0" style:volatile="true">
      <number:number number:decimal-places="1" number:min-integer-digits="1" number:grouping="true"/>
    </number:number-style>
    <number:number-style style:name="N182P1" style:volatile="true">
      <number:text>-</number:text>
    </number:number-style>
    <number:number-style style:name="N182">
      <number:number number:min-integer-digits="1"/>
      <number:text/>
      <style:map style:condition="value()&gt;=0.05" style:apply-style-name="N182P0"/>
      <style:map style:condition="value()&lt;0.05" style:apply-style-name="N182P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T4" style:display-name="Normal_T4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7-02T23:00:13</meta:creation-date>
    <dc:date>2013-07-03T15:41:41</dc:date>
    <dc:creator>robin </dc:creator>
    <meta:editing-duration>P0D</meta:editing-duration>
    <meta:editing-cycles>8</meta:editing-cycles>
    <meta:generator>LibreOffice/3.5$Linux_X86_64 LibreOffice_project/350m1$Build-2</meta:generator>
    <meta:document-statistic meta:table-count="3" meta:cell-count="463" meta:object-count="0"/>
  </office:meta>
</office:document-meta>
</file>